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Text_20_body">
      <style:text-properties officeooo:paragraph-rsid="0018cb8d"/>
    </style:style>
    <style:style style:name="P25" style:family="paragraph" style:parent-style-name="Heading_20_1">
      <style:text-properties officeooo:rsid="0007da33" officeooo:paragraph-rsid="0007da33"/>
    </style:style>
    <style:style style:name="P26" style:family="paragraph" style:parent-style-name="Heading_20_2">
      <style:text-properties officeooo:paragraph-rsid="00093091"/>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officeooo:rsid="00093091"/>
    </style:style>
    <style:style style:name="T12"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3"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7" style:family="text">
      <style:text-properties officeooo:rsid="000a0aac"/>
    </style:style>
    <style:style style:name="T18" style:family="text">
      <style:text-properties officeooo:rsid="000b978b"/>
    </style:style>
    <style:style style:name="T19" style:family="text">
      <style:text-properties officeooo:rsid="000de054"/>
    </style:style>
    <style:style style:name="T20" style:family="text">
      <style:text-properties officeooo:rsid="000f5096"/>
    </style:style>
    <style:style style:name="T21" style:family="text">
      <style:text-properties officeooo:rsid="00111069"/>
    </style:style>
    <style:style style:name="T22"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11223f"/>
    </style:style>
    <style:style style:name="T24" style:family="text">
      <style:text-properties officeooo:rsid="0011b011"/>
    </style:style>
    <style:style style:name="T25" style:family="text">
      <style:text-properties officeooo:rsid="001347c4"/>
    </style:style>
    <style:style style:name="T26" style:family="text">
      <style:text-properties officeooo:rsid="00152f45"/>
    </style:style>
    <style:style style:name="T27" style:family="text">
      <style:text-properties officeooo:rsid="0017059f"/>
    </style:style>
    <style:style style:name="T28" style:family="text">
      <style:text-properties officeooo:rsid="0018cb8d"/>
    </style:style>
    <style:style style:name="T29" style:family="text">
      <style:text-properties officeooo:rsid="001dfe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5" text:outline-level="1">Examples.</text:h>
      <text:h text:style-name="Heading_20_2" text:outline-level="2">Adding to the system claims</text:h>
      <text:p text:style-name="Text_20_body"><text:span text:style-name="T11">If you have a configuration name</text:span><text:span text:style-name="T26">d</text:span><text:span text:style-name="T11"> </text:span><text:span text:style-name="T9">my_s</text:span><text:span text:style-name="T7">ourc</text:span><text:span text:style-name="T9">e. </text:span><text:span text:style-name="T11">then you can simply add it to the default claims for the system:</text:span></text:p>
      <text:p text:style-name="P11"/>
      <text:p text:style-name="Preformatted_20_Text"><text:s text:c="3"/>claim_sources. := claim_sources. ~ [create_source(cfg.)];</text:p>
      <text:p text:style-name="P11"/>
      <text:p text:style-name="Standard"><text:span text:style-name="T11">(Assuming you did not already invoke <text:s/></text:span><text:span text:style-name="T7">create_source.</text:span><text:span text:style-name="T11">) </text:span></text:p>
      <text:h text:style-name="Heading_20_2" text:outline-level="2"><text:span text:style-name="T22">Using a </text:span>script: <text:span text:style-name="T21">NCSA claims</text:span></text:h>
      <text:p text:style-name="P17"><text:span text:style-name="T21">If there are existing QDL scripts use them. Here is a common example for the NCSA. </text:span><text:span text:style-name="T11"><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6" text:outline-level="2">NCSA claims <text:span text:style-name="T11">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1">invoke this directly or add it to the system </text:span><text:span text:style-name="T9">claim_sources. </text:span><text:span text:style-name="T11">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1">return if the IDP is not right.</text:span></text:p>
      <text:p text:style-name="P4">if[claims.idp != idp.ligo][return();];</text:p>
      <text:p text:style-name="P10"><text:line-break/>// <text:span text:style-name="T17">The ldap.search_name below is 'uid', so it must be set as a claim</text:span><text:line-break/> <text:s text:c="11"/>claims.uid := <text:span text:style-name="T12">head</text:span>(claims.eppn, '@');<text:line-break/> <text:s text:c="17"/>cfg. := new_template('<text:span text:style-name="T14">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29"><text:s text:c="11"/>cfg.rename. := {'isMemberOf':'is_member_of'};</text:span><text:line-break/><text:line-break/> <text:s text:c="7"/>claim_sources. := claim_sources. ~ [create_source(cfg.)];</text:p>
      <text:p text:style-name="Text_20_body"/>
      <text:p text:style-name="P22"><text:span text:style-name="T11">This will now be run with the standard claims for the server. The util</text:span><text:span text:style-name="T23">ity script at </text:span><text:span text:style-name="T11"><text:s/></text:span><text:span text:style-name="T9">utils/init.qdl</text:span><text:span text:style-name="T11"> loaded at the beginning has, among other things, a list of common IDPs. </text:span><text:span text:style-name="T17">If you have a login through the LIGO IDP, you can just create the </text:span><text:span text:style-name="T10">cfg.</text:span><text:span text:style-name="T17"> and then issue a <text:s/></text:span><text:span text:style-name="T9">get_claims </text:span><text:span text:style-name="T17">if you prefer. Again, adding it to the system claims means it always gets invoked in every phase, so you only have to set it in the id token handler. </text:span><text:span text:style-name="T29">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5">YOUR_USER_NAME</text:span>');</text:p>
      <text:p text:style-name="P9">claims.</text:p>
      <text:p text:style-name="Text_20_body"/>
      <text:p text:style-name="Text_20_body"><text:span text:style-name="T25">This gets the record for <text:s/></text:span><text:span text:style-name="T6">YOUR_USER_NAME </text:span><text:span text:style-name="T25">so do supply your own.</text:span></text:p>
      <text:h text:style-name="Heading_20_2" text:outline-level="2">HTTP Header claims</text:h>
      <text:p text:style-name="P18">A typical example would be gettin<text:span text:style-name="T27">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18">required to filter only headers we want</text:span></text:p>
      <text:p text:style-name="P5">h<text:span text:style-name="T13">eaders.</text:span> := get_claims(create_source(h2.<text:span text:style-name="T18">)</text:span>, 'jgaynor');</text:p>
      <text:p text:style-name="Text_20_body"/>
      <text:p text:style-name="P18">A typical claim would be</text:p>
      <text:p text:style-name="P5"><text:s text:c="3"/>headers.OIDC__sub</text:p>
      <text:p text:style-name="Preformatted_20_Text">http://cilogon.org/serverT/users/1<text:span text:style-name="T13">2345</text:span></text:p>
      <text:p text:style-name="Text_20_body"/>
      <text:p text:style-name="P18">To rename all of these is easy in QDL with the <text:span text:style-name="T6">rename_keys</text:span> function:</text:p>
      <text:p text:style-name="Preformatted_20_Text"><text:span text:style-name="T18"><text:s text:c="3"/>headers. := </text:span>rename_keys(<text:span text:style-name="T13">headers</text:span>., keys(<text:span text:style-name="T18">headers</text:span>.)-'<text:span text:style-name="T18">OIDC</text:span>_'); </text:p>
      <text:p text:style-name="Preformatted_20_Text"><text:s text:c="3"/><text:span text:style-name="T18">headers.sub</text:span></text:p>
      <text:p text:style-name="P5">http://cilogon.org/serverT/users/1<text:span text:style-name="T13">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27">[</text:span>headers.<text:span text:style-name="T24">given_name, headers.family_name, headers.eptid</text:span><text:span text:style-name="T27">]</text:span><text:span text:style-name="T24">;</text:span></text:p>
      <text:h text:style-name="Heading_20_2" text:outline-level="2">File Claims</text:h>
      <text:p text:style-name="P20"><text:span text:style-name="T19">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19">test-claims.json</text:span></text:a><text:span text:style-name="T19">.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0">create_source(</text:span>f.<text:span text:style-name="T20">)</text:span> , 'jeff');<text:bookmark-end text:name="__DdeLink__10009_1246888521"/></text:p>
      <text:p text:style-name="P20"><text:soft-page-break/></text:p>
      <text:p text:style-name="P21"><text:span text:style-name="T20">Note that in the sample file, there is also a configured default user, </text:span><text:span text:style-name="T25">so if you wanted to enable that <text:s/>you would have </text:span><text:span text:style-name="T20"><text:s/></text:span></text:p>
      <text:p text:style-name="P8"><text:s text:c="16"/>f. := new_template('file');</text:p>
      <text:p text:style-name="P8"><text:s text:c="7"/><text:bookmark-start text:name="__DdeLink__10009_12468885211"/>f.file_path := '/<text:span text:style-name="T16">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20">create_source(</text:span>f.<text:span text:style-name="T20">)</text:span> , '<text:span text:style-name="T15">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1">A name must be supplied to the </text:span><text:span text:style-name="T9">get_claims</text:span><text:span text:style-name="T11">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28">username:jeff</text:span></text:p>
      <text:p text:style-name="Preformatted_20_Text">}</text:p>
      <text:p text:style-name="Text_20_body"/>
      <text:p text:style-name="P24"><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28">The username (argument to </text:span><text:span text:style-name="T9">get_claims</text:span>) <text:span text:style-name="T28">is simply ad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10-21T16:56:13.815709165</dc:date>
    <meta:editing-duration>P48DT4H24M59S</meta:editing-duration>
    <meta:editing-cycles>15</meta:editing-cycles>
    <meta:generator>LibreOffice/6.4.7.2$Linux_X86_64 LibreOffice_project/40$Build-2</meta:generator>
    <meta:document-statistic meta:table-count="0" meta:image-count="0" meta:object-count="0" meta:page-count="4" meta:paragraph-count="98" meta:word-count="989" meta:character-count="7074" meta:non-whitespace-character-count="5909"/>
  </office:meta>
</office:document-meta>
</file>